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42cd9" officeooo:paragraph-rsid="00142cd9"/>
    </style:style>
    <style:style style:name="P2" style:family="paragraph" style:parent-style-name="Standard">
      <style:text-properties officeooo:rsid="00157678" officeooo:paragraph-rsid="00157678"/>
    </style:style>
    <style:style style:name="P3" style:family="paragraph" style:parent-style-name="Standard">
      <style:text-properties officeooo:rsid="00142cd9" officeooo:paragraph-rsid="00142cd9"/>
    </style:style>
    <style:style style:name="P4" style:family="paragraph" style:parent-style-name="Standard">
      <style:text-properties officeooo:rsid="001abe32" officeooo:paragraph-rsid="001abe32"/>
    </style:style>
    <style:style style:name="P5" style:family="paragraph" style:parent-style-name="Standard">
      <style:text-properties officeooo:rsid="001c8b9e" officeooo:paragraph-rsid="001abe32"/>
    </style:style>
    <style:style style:name="P6" style:family="paragraph" style:parent-style-name="Standard">
      <style:text-properties officeooo:rsid="00209a83" officeooo:paragraph-rsid="0021c2e5"/>
    </style:style>
    <style:style style:name="P7" style:family="paragraph" style:parent-style-name="Standard">
      <style:text-properties officeooo:rsid="00209a83" officeooo:paragraph-rsid="0023984a"/>
    </style:style>
    <style:style style:name="P8" style:family="paragraph" style:parent-style-name="Standard">
      <style:text-properties officeooo:rsid="0023984a" officeooo:paragraph-rsid="0023984a"/>
    </style:style>
    <style:style style:name="P9" style:family="paragraph" style:parent-style-name="Text_20_body">
      <style:text-properties fo:font-style="italic" officeooo:rsid="001de702" officeooo:paragraph-rsid="001de702" style:font-style-asian="italic" style:font-style-complex="italic"/>
    </style:style>
    <style:style style:name="T1" style:family="text">
      <style:text-properties officeooo:rsid="00157678"/>
    </style:style>
    <style:style style:name="T2" style:family="text">
      <style:text-properties officeooo:rsid="0021c2e5"/>
    </style:style>
    <style:style style:name="T3" style:family="text">
      <style:text-properties fo:font-style="italic" officeooo:rsid="0021c2e5"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21c2e5" style:font-style-asian="normal" style:font-style-complex="normal"/>
    </style:style>
    <style:style style:name="T6" style:family="text">
      <style:text-properties fo:font-style="normal" officeooo:rsid="0023984a" style:font-style-asian="normal" style:font-style-complex="normal"/>
    </style:style>
    <style:style style:name="T7" style:family="text">
      <style:text-properties fo:font-style="normal" officeooo:rsid="0024ccb5" style:font-style-asian="normal" style:font-style-complex="normal"/>
    </style:style>
    <style:style style:name="T8" style:family="text">
      <style:text-properties fo:font-style="normal" officeooo:rsid="00252d1e"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4">P1 artist statement</text:p>
      <text:p text:style-name="P5"/>
      <text:p text:style-name="P9">feelings i can’t control, 2020</text:p>
      <text:p text:style-name="P7">christale terris is an emerging interdisciplinary artist whose body of work explores <text:span text:style-name="T2">and instigates collective resistance. in f</text:span><text:span text:style-name="T3">eelings i can’t control</text:span><text:span text:style-name="T5"> they turn inward to </text:span><text:span text:style-name="T6">investigate</text:span><text:span text:style-name="T5"> one of the most intense feelings we collectively share: heart ache. </text:span><text:span text:style-name="T6">limerence is a form of obsessive love where one person desires reciprocation to the point of compulsion, but it is highly unlikely to ever be returned. This obsession causes the individual to experience intrusive thoughts which overshadows their abi8lity to logically disengage from a romantic interest, and resist letting go.</text:span></text:p>
      <text:p text:style-name="P7"><text:span text:style-name="T6"/></text:p>
      <text:p text:style-name="P8"><text:span text:style-name="T4">clicking around this interactive webpage is meant to take the user into the dumpster fire that is limerence. Like a digital diary page, you can scroll through poetry, practice positive mantras, and relive the same heart ache over and over again. </text:span><text:span text:style-name="T7">Drag the fire to the dumpster and light that bitch up!</text:span></text:p>
      <text:p text:style-name="P8"><text:span text:style-name="T4"/></text:p>
      <text:p text:style-name="P8"><text:span text:style-name="T4">queer love </text:span><text:span text:style-name="T7">makes me think that it is possible for a person like to me to experience close loving relationships even if they fall outside the status quo. i’m not sure that i’ll ever experience ‘</text:span><text:span text:style-name="T8">true love’ but if I cant – then cant I redefine live? can’t I build relationships and meet people who can love me fully and be like a life partner without everything else? Or is it impossible? I am so insecure I feel i’m better off alone.</text:span></text:p>
      <text:p text:style-name="P8"><text:span text:style-name="T4"/></text:p>
      <text:p text:style-name="P8"><text:span text:style-name="T4">I mean this isn’t really that deep but i’d like to think that I have the ability to turn this simple page into a way for me to heal. A way to explore and remember the different kinds of love that exist and the different kinds of love I experience on a regular basis. </text:span><text:span text:style-name="T7">As my version of a queer demisexual/demiromantic individual, I don’t really experience romantic love and instead form strong platonic bonds with people. My attachment style is anxious, my love language in limerent. Kind of like an internal hell that makes you just wish you were alone again and could stay that way. Despite this, all I want is reciprocation, so badly that my thoughts are involuntary and I struggle to logically detach myself from ideas and individuals who don’t serve me.</text:span></text:p>
      <text:p text:style-name="P6"><text:span text:style-name="T5"/></text:p>
      <text:p text:style-name="P6"><text:span text:style-name="T5"/></text:p>
      <text:p text:style-name="P6"><text:span text:style-name="T5">turns the view inward to dissect a form of individual resistance</text:span></text:p>
      <text:p text:style-name="P1"/>
      <text:p text:style-name="P1"/>
      <text:p text:style-name="P1"/>
      <text:p text:style-name="P1"/>
      <text:p text:style-name="P1"/>
      <text:p text:style-name="P1"/>
      <text:p text:style-name="P1"/>
      <text:p text:style-name="P1"/>
      <text:p text:style-name="P1">Code syntax</text:p>
      <text:p text:style-name="P1"/>
      <text:p text:style-name="P1">variables (types(numbers,strings), declaring, assigning)</text:p>
      <text:p text:style-name="P1">conditionals (if, else, else if, <text:span text:style-name="T1">conditions(true,false)</text:span>)</text:p>
      <text:p text:style-name="P2">logic operators (&amp;&amp;, ||, !</text:p>
      <text:p text:style-name="P1">loops <text:span text:style-name="T1">(while, for)</text:span></text:p>
      <text:p text:style-name="P1">functions<text:span text:style-name="T1">(calls(executes), random, define)</text:span></text:p>
      <text:p text:style-name="P2">parameters</text:p>
      <text:p text:style-name="P1"><text:soft-page-break/>methods</text:p>
      <text:p text:style-name="P2">console.log</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4T20:47:06.366049845</meta:creation-date>
    <meta:editing-duration>PT7M29S</meta:editing-duration>
    <meta:editing-cycles>3</meta:editing-cycles>
    <meta:generator>LibreOffice/6.0.7.3$Linux_X86_64 LibreOffice_project/00m0$Build-3</meta:generator>
    <dc:date>2020-02-04T22:16:25.429176843</dc:date>
    <meta:document-statistic meta:table-count="0" meta:image-count="0" meta:object-count="0" meta:page-count="2" meta:paragraph-count="16" meta:word-count="400" meta:character-count="2414" meta:non-whitespace-character-count="2029"/>
  </office:meta>
</office:document-meta>
</file>